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julho/2022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PAULA ONOFRE BARROS - CPF: 785.921.002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7/2022 a 31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2</text:p>
          </table:table-cell>
          <table:covered-table-cell/>
          <table:table-cell office:value-type="string" table:number-columns-spanned="8" table:number-rows-spanned="1" table:style-name="ce22">
            <text:p>V.L.F. GASPAR COMÉRCIO D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55.086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ELEMENTO FILTRANTE - CARVÃO ATIVADO PARA USO NOS BEBEDOUROS DA PRAC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2</text:p>
          </table:table-cell>
          <table:covered-table-cell/>
          <table:table-cell office:value-type="string" table:number-columns-spanned="8" table:number-rows-spanned="1" table:style-name="ce22">
            <text:p>ATACADO DA LIMPEZ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4.051/0003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LCOOL EM GEL PARA USO DE MEMBROS E SERVI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2</text:p>
          </table:table-cell>
          <table:covered-table-cell/>
          <table:table-cell office:value-type="string" table:number-columns-spanned="8" table:number-rows-spanned="1" table:style-name="ce22">
            <text:p>A. C. D. A.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308.980/0014-0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LCOOL E MASCARA PARA USO DE MEMBROS E SERVI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2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CALEBE MENDONCA DE ANDRADE DUNKE - CPF: 956.782.20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4/2022 a 23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2</text:p>
          </table:table-cell>
          <table:covered-table-cell/>
          <table:table-cell office:value-type="string" table:number-columns-spanned="8" table:number-rows-spanned="1" table:style-name="ce22">
            <text:p>JT COMÉRCIO DE FERRAMENTAS</text:p>
          </table:table-cell>
          <table:covered-table-cell table:number-columns-repeated="7"/>
          <table:table-cell office:value-type="string" table:number-columns-spanned="3" table:number-rows-spanned="1" table:style-name="ce21">
            <text:p>21.010.445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S EM MATELETE DE USO NA SM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7/2022</text:p>
          </table:table-cell>
          <table:covered-table-cell/>
          <table:table-cell office:value-type="string" table:number-columns-spanned="8" table:number-rows-spanned="1" table:style-name="ce22">
            <text:p>RELART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4.560.678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PLACAS DE IDENTIFICAÇÃO DE SET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7/2022</text:p>
          </table:table-cell>
          <table:covered-table-cell/>
          <table:table-cell office:value-type="string" table:number-columns-spanned="8" table:number-rows-spanned="1" table:style-name="ce22">
            <text:p>SV INSTAL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089.358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7,2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4/2022 a 1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DISMAC - DISTRIBUIDORA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274.559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BICO - ADAP. P/ MANGUEIRA 3/4 RED.1/2 -TRAMONTI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210-76</text:p>
          </table:table-cell>
          <table:covered-table-cell table:number-columns-repeated="2"/>
          <table:table-cell office:value-type="string" table:number-columns-spanned="10" table:number-rows-spanned="1" table:style-name="ce23">
            <text:p>FIXADOR DE CONTATO PARA CP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3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EDSON PASTOR DA SILVA - CPF: 001.568.005-3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4/2022 a 1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LUIZAO AQUECEDORES E MANUT. HIDRA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430.888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KIT DE COMPRA DE FIXAÇÃO DE ASSENTO DE VAZO SANITARIO DA MARCA DE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2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NASCIMENTO ALVES - CPF: 018.870.955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4/2022 a 01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2</text:p>
          </table:table-cell>
          <table:covered-table-cell/>
          <table:table-cell office:value-type="string" table:number-columns-spanned="8" table:number-rows-spanned="1" table:style-name="ce22">
            <text:p>ANDRE DAVI E DALILLA FARMAC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110.926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<text:s/>A <text:s/>MANUTENÇÃO <text:s/>DO <text:s/>ESTOQUE <text:s/>DO <text:s/>SERVIÇO <text:s/>MÉDICO, <text:s/>OBSERVANDO <text:s/>O <text:s/>PRAZO <text:s/>DE VALIDADE DAS MEDICAÇÕ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07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7/2022 a 12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2</text:p>
          </table:table-cell>
          <table:covered-table-cell/>
          <table:table-cell office:value-type="string" table:number-columns-spanned="8" table:number-rows-spanned="1" table:style-name="ce22">
            <text:p>MADEIREIRA PARANAENSE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9.396.191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DO PELA CAN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7/2022</text:p>
          </table:table-cell>
          <table:covered-table-cell/>
          <table:table-cell office:value-type="string" table:number-columns-spanned="8" table:number-rows-spanned="1" table:style-name="ce22">
            <text:p>JC DECOR PLÁSTICOS E TECIDOS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6.996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E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7/2022 a 05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6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7/2022</text:p>
          </table:table-cell>
          <table:covered-table-cell/>
          <table:table-cell office:value-type="string" table:number-columns-spanned="8" table:number-rows-spanned="1" table:style-name="ce22">
            <text:p>ADRIAN GABRIEL ALVES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26.520.34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SUPRIMENTO DE FUNDOS PARA REALIZAÇÃO DOS SEGUINTES SERVIÇOS COM EMPREGO DE MATERIAL: <text:s/>TROCA REPARO VÁLVULA BANHEIRO CADEIRANTE. TROCA BOQUILHA REFLETOR TROCA BORRACHA REPARO TORNEIRA. SUBSTITUIÇÃO ACABAMENTO DA VÁLVULA . FIXAR INTERRUPTOR . TROCA REPARO VÁLVULA HIDRA. AJUSTAR PORTA ENTRADA. ALONGAR E CHUMBAR LIXEI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7/2022 a 14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7/2022</text:p>
          </table:table-cell>
          <table:covered-table-cell/>
          <table:table-cell office:value-type="string" table:number-columns-spanned="8" table:number-rows-spanned="1" table:style-name="ce22">
            <text:p>LOJA ELÉTR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155.342/0005-0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5,4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2</text:p>
          </table:table-cell>
          <table:covered-table-cell/>
          <table:table-cell office:value-type="string" table:number-columns-spanned="8" table:number-rows-spanned="1" table:style-name="ce22">
            <text:p>COMERCIAL FG - EIRELE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2.968.810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TRAVA DE SEGURANÇA PARA SALA 402 - ASSPAD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7/2022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TETRA CHAVE PARA SALA 402. ASSPA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7/2022 a 13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7/2022</text:p>
          </table:table-cell>
          <table:covered-table-cell/>
          <table:table-cell office:value-type="string" table:number-columns-spanned="8" table:number-rows-spanned="1" table:style-name="ce22">
            <text:p>LANO SUPERMERCAD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7.794.769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9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7/2022 a 20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7/2022</text:p>
          </table:table-cell>
          <table:covered-table-cell/>
          <table:table-cell office:value-type="string" table:number-columns-spanned="8" table:number-rows-spanned="1" table:style-name="ce22">
            <text:p>UBER FILTROS REFRIGER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2.070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PAGAMENTO DE DESPESAS DE PEQUENO VULTO COM CONTRATAÇÃO DE SERVIÇOS - P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5/2022 a 29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2</text:p>
          </table:table-cell>
          <table:covered-table-cell/>
          <table:table-cell office:value-type="string" table:number-columns-spanned="8" table:number-rows-spanned="1" table:style-name="ce22">
            <text:p>ELER DE SOUZA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829.825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RODUTOS, UTENSÍLIOS DE COZINHA, DOS QUAIS NÃO HAVIA ESTOQUE NA PRMT. ASSIM SUA AQUISIÇÃO SE MOSTROU NECESS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88,2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5/2022 a 16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2</text:p>
          </table:table-cell>
          <table:covered-table-cell/>
          <table:table-cell office:value-type="string" table:number-columns-spanned="8" table:number-rows-spanned="1" table:style-name="ce22">
            <text:p>RAIA DROGASIL</text:p>
          </table:table-cell>
          <table:covered-table-cell table:number-columns-repeated="7"/>
          <table:table-cell office:value-type="string" table:number-columns-spanned="3" table:number-rows-spanned="1" table:style-name="ce21">
            <text:p>61.585.865/1205-64</text:p>
          </table:table-cell>
          <table:covered-table-cell table:number-columns-repeated="2"/>
          <table:table-cell office:value-type="string" table:number-columns-spanned="10" table:number-rows-spanned="1" table:style-name="ce23">
            <text:p>REMEDIOS PARA O SETOR MÉDIC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2</text:p>
          </table:table-cell>
          <table:covered-table-cell/>
          <table:table-cell office:value-type="string" table:number-columns-spanned="8" table:number-rows-spanned="1" table:style-name="ce22">
            <text:p>EMPREENDIMENTOS PAGUE MENO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6.626.253/0697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EDICAMENTOS PARA O SETOR MEDIC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8,4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4/2022 a 17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1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7/2022</text:p>
          </table:table-cell>
          <table:covered-table-cell/>
          <table:table-cell office:value-type="string" table:number-columns-spanned="8" table:number-rows-spanned="1" table:style-name="ce22">
            <text:p><text:s/>ELETROPO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75.199/0004-00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HAVIA DISPONIBILIDADE NA SELOG/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6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O MOURA SANTOS - CPF: 003.024.563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2 a 1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ADEILSON MOURA BARBOSA - EPP (SUPERMERCADO BARBOSA)</text:p>
          </table:table-cell>
          <table:covered-table-cell table:number-columns-repeated="7"/>
          <table:table-cell office:value-type="string" table:number-columns-spanned="3" table:number-rows-spanned="1" table:style-name="ce21">
            <text:p>07.756.312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GÁS NECESSÁRIA À CONTINUIDADE DOS SERVIÇOS DE COPA E COZINH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7/2022</text:p>
          </table:table-cell>
          <table:covered-table-cell/>
          <table:table-cell office:value-type="string" table:number-columns-spanned="8" table:number-rows-spanned="1" table:style-name="ce22">
            <text:p>ANTONIO AUGUSTO BARBOSA DANTA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532.754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RECUPERAÇÃO DA FUNCIONALIDADE DE UM APARELHO MICROONDAS QUE ESTAVA INOPERA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HIAGO PATRICK ROSA BRITO - CPF: 006.592.253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2 a 1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2</text:p>
          </table:table-cell>
          <table:covered-table-cell/>
          <table:table-cell office:value-type="string" table:number-columns-spanned="8" table:number-rows-spanned="1" table:style-name="ce22">
            <text:p>RANIERE DA MOTA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007.816.663-25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SERVIÇO DE RENOVAÇÃO DA PINTURA E CONSERVAÇÃO DA SALA DE RECEPÇÃO DO MPF DE SÃO RAIMUNDO NONA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7,07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7/2022</text:p>
          </table:table-cell>
          <table:covered-table-cell/>
          <table:table-cell office:value-type="string" table:number-columns-spanned="8" table:number-rows-spanned="1" table:style-name="ce22">
            <text:p>ARICLAUDIO DE OLIVEIRA SOAR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024.099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REF. AO SERVIÇO DE INSTALAÇÃO DE SPLIT 12.000 BTUS <text:s/>- INVERTER. APARELHO INSTALADO NA COPA DA PRM S.R.NONATO.PI, APÓS RECEBIMENTO DO BEM NEST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3,2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NRIQUE CEZAR MARTINS LEONCIO - CPF: 005.442.889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5/2022 a 2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1/07/2022</text:p>
          </table:table-cell>
          <table:covered-table-cell/>
          <table:table-cell office:value-type="string" table:number-columns-spanned="8" table:number-rows-spanned="1" table:style-name="ce22">
            <text:p>ANDE MATERIAIS ELÉ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0.342.330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ELÉTRICO PARA ADEQUAÇÃO DE SALA UTILIZADA PARA A GUARDA DE ARMAMENTO INSTITUCIONAL UTILIZADO PELOS AGENTES DE SEGURANÇA INSTITUCIONAL E TRANSPORTE DA PRM FOZ DO IGUAÇ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,4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CARLOS SCHMIDT - CPF: 804.202.22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5/2022 a 25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2</text:p>
          </table:table-cell>
          <table:covered-table-cell/>
          <table:table-cell office:value-type="string" table:number-columns-spanned="8" table:number-rows-spanned="1" table:style-name="ce22">
            <text:p>ELETRÔNICA PONTA GROSS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5.071.894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EMERGENCIAL DE UMA BATERIA RECARREGÁVEL DE 9V PARA USO NO DETECTOR PORTÁTIL DE METAL. A BATERIA NÃO SEGUROU CARG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MITRI BUSCACIO GONCALVES - CPF: 042.951.927-3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5/2022 a 23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SERRA BYTE INFORMÁTIC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793.749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 O AUMENTO DO NÚMERO DE VIDEO CONFERÊNCIAS E O RETORNO DOS SERVIDORES AO REGIME PRESENCIAL, É NECESSÁRIO TROCAR VÁRIOS FONES DE OUVIDO NA CASA. MUITOS APRESENTAM AVANÇADOS SINAIS DE MOFO. CONSIDERANDO O RETORNO GRADUAL, ESTAMOS ADQUIRINDO FONES CONFORME SÃO SOLICITADOS. OS ORA ADQUIRIDOS SÃO PARA A DRA. VANESSA E PARA FICA DE RESERVA NA CA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7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6/07/2022</text:p>
          </table:table-cell>
          <table:covered-table-cell/>
          <table:table-cell office:value-type="string" table:number-columns-spanned="8" table:number-rows-spanned="1" table:style-name="ce22">
            <text:p>SANTOS CARNEIRO MAT ELET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16.882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HÁ VÁRIOS PEQUENOS SERVIÇOS A SEREM REALIZADOS NA CASA, SENDO NECESSÁRIO COMPRAR ALGUNS ITENS PARA SUA REALIZAÇÃO: COLHER DE PEDREIRO PARA FECHAR BURACOS NO PISO ACIMA DO DEPÓSITO A FIM DE EVITAR INFILTRAÇÕES; CHAVES DE FENDA PARA USO GERAL NA CASA VEZ QUE AS FERRAMENTAS DISPONÍVEIS SÃO INADEQUADAS, ANTIGAS, DE BAIXA QUALIDADE E, PROVAVELMENTE PARTICULARES; DESENGRIPANTE PARA USO NOS CARROS E MANUTENÇÃO DOS PORTÕES; CORTADOR DE VIDRO PARA APROVEITAMENTO DE VIDRO DOS LUSTRES, VITRAIS E JANELAS DA CASA A FIM DE EVITAR A SUBSTITUIÇÃO OS VIDROS QUEBR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,45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7/2022</text:p>
          </table:table-cell>
          <table:covered-table-cell/>
          <table:table-cell office:value-type="string" table:number-columns-spanned="8" table:number-rows-spanned="1" table:style-name="ce22">
            <text:p>MAFRETEC MAQUINAS E FERRAMENTA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424.859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 PAREDE DA ÁREA EXTERNA NO PISO SUPERIOR AO DEPÓSITO POSSUI UM BURACO GRANDE, COM O CONDUÍTE À MOSTRA E, CERTAMENTE, CAUSARÁ INFILTRAÇÕES COM AS CHUVAS VINDOURAS. O MATERIAL É NECESSÁRIO PARA FECHAR O BURACO, EVITAR PREJUÍZOS MAIORES, MANTER A INTEGRIDADE DO IMÓVEL E, CONSIDERANDO O BAIXO CUSTO E A SIMPLICIDADE NA EXECUÇÃO DO SERVIÇO, JUSTIFICA-SE A AQUISIÇÃO DO MATER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7/2022</text:p>
          </table:table-cell>
          <table:covered-table-cell/>
          <table:table-cell office:value-type="string" table:number-columns-spanned="8" table:number-rows-spanned="1" table:style-name="ce22">
            <text:p>PAPELARIA SEMADR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067.726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POSSUÍMOS ESTANTES ADEQUADAS PARA EXPOSIÇÃO DOS LIVROS. ASSIM, MUITOS LIVROS NOVOS SÃO EXPOSTOS DENTRO DE UMA SALA TEMPORARIAMENTE VAZIA, DISTRIBUÍUDOS NAS MESAS E EM OUTRAS ESTANTES. COM A AQUISIÇÃO DOS BIBLIOCANTOS, É POSSÍVEL EXPOR OS NOVOS LIVROS NAS ESTANTES AO LONGO DA PRM, LIBERANDO UMA SALA, E MELHORANDO A UTILIZAÇÃO DO ACERVO PELOS SERVI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6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7/2022</text:p>
          </table:table-cell>
          <table:covered-table-cell/>
          <table:table-cell office:value-type="string" table:number-columns-spanned="8" table:number-rows-spanned="1" table:style-name="ce22">
            <text:p>PAPELARIA E LIVRARIA OBELISC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70.855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AS NOTIFICAÇÕES DA PRM SÃO AFIXADAS NA PORTA EXTERNA COM PLÁSTICOS E ADESIVOS. ALÉM DE SER INADEQUADO E DAR UMA IMAGEM INCOMPATÍVEL COM O MPF, AS MENSAGENS FICAM EXPOSTAS A CHUVA E VENTO, O QUE COMPROMETE A COMUNICAÇÃO COM A POPULAÇÃO. O DISPLAY ACRÍLICO É UMA OPÇÃO ADEQUADA E BARATA PARA RESOLVER O PROBLEMA, JUSTIFICANDO SUA CONTRATA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5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UBEM TOSTES PEREIRA - CPF: 903.151.897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4/2022 a 04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2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04/07/2022</text:p>
          </table:table-cell>
          <table:covered-table-cell/>
          <table:table-cell office:value-type="string" table:number-columns-spanned="8" table:number-rows-spanned="1" table:style-name="ce22">
            <text:p>MAKS UTILIDADES E PRESENTES DE ITAPERUN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34.178.936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(FILTRO, ADAPTADOR E PORTA FILTRO) ADQUIRIDOS PARA A UTILIZAÇÃO PELA COPEIRA DA UNIDADE EM RAZÃO DO DEFEITO/PROBLEMA COM A MÁQUINA INDUSTRIAL DE CAFÉ DA PRM, ATÉ O REPARO DA CITADA MÁQUINA. AS FACAS FORAM ADQUIRIDAS PARA REPOSIÇÃO/AMPLIAÇÃO DE <text:s/>QUANTITATIVO DESSES ITENS NA UNIDADE. CABE SALIENTAR QUE O SERVIDOR MARIO DAMATO DA SELOG/PRRJ INFORMOU A INDISPONIBILIDADE DAS FACAS NAQUELA SEÇÃO EM 04/07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1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NIEL ARAGAO DA SILVA - CPF: 673.875.602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6/2022 a 07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7/2022</text:p>
          </table:table-cell>
          <table:covered-table-cell/>
          <table:table-cell office:value-type="string" table:number-columns-spanned="8" table:number-rows-spanned="1" table:style-name="ce22">
            <text:p>RONSY COM DE MAT PARA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525.380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DE ACORDO COM AS NORMAS LEG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7/2022</text:p>
          </table:table-cell>
          <table:covered-table-cell/>
          <table:table-cell office:value-type="string" table:number-columns-spanned="8" table:number-rows-spanned="1" table:style-name="ce22">
            <text:p>RH SITTA COM E CONF DE CHAVES</text:p>
          </table:table-cell>
          <table:covered-table-cell table:number-columns-repeated="7"/>
          <table:table-cell office:value-type="string" table:number-columns-spanned="3" table:number-rows-spanned="1" table:style-name="ce21">
            <text:p>22.879.498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DENTRO DOS PARÂMETROS LEG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7/2022</text:p>
          </table:table-cell>
          <table:covered-table-cell/>
          <table:table-cell office:value-type="string" table:number-columns-spanned="8" table:number-rows-spanned="1" table:style-name="ce22">
            <text:p>MARIFOSSA SANEAMENTO EIRELI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665.323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DENTRO DOS PARÂMETROS LEGA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7/2022</text:p>
          </table:table-cell>
          <table:covered-table-cell/>
          <table:table-cell office:value-type="string" table:number-columns-spanned="8" table:number-rows-spanned="1" table:style-name="ce22">
            <text:p>CONTATO TELECOM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63.745.4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DENTRO DOS PARÂMETROS LEGA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6/2022 a 29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2</text:p>
          </table:table-cell>
          <table:covered-table-cell/>
          <table:table-cell office:value-type="string" table:number-columns-spanned="8" table:number-rows-spanned="1" table:style-name="ce22">
            <text:p>ROVA ILUMINA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96.672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LÂMPADAS QUEIMAD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NICIUS DIAS DOS SANTOS DA SILVA - CPF: 011.321.780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4/2022 a 18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7/2022</text:p>
          </table:table-cell>
          <table:covered-table-cell/>
          <table:table-cell office:value-type="string" table:number-columns-spanned="8" table:number-rows-spanned="1" table:style-name="ce22">
            <text:p>PANORAMA TOLDOS E PERSIANAS COMERCIAL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9.451.087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O SERVIÇO DE CONSERTO DE PERSIANA DA SALA 202 B DA TORRE 3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3/07/2022</text:p>
          </table:table-cell>
          <table:covered-table-cell/>
          <table:table-cell office:value-type="string" table:number-columns-spanned="8" table:number-rows-spanned="1" table:style-name="ce22">
            <text:p>CENTRO DE CONS. DE ELETRODOMESTICO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7.089.024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O SERVIÇO DE CONSERTO DE UM FRIGOBAR (PATRIMÔNIO 33008202), CONFORME SNP 1183113 E MEMORANDO 154/2022 NMSG/PRSC - PR-SC-00030267/2022, E DE UM MICRO-ONDAS (PAT. 33012571), CONFORME SNP 1185189 E MEMORANDO 153/2022 NMSG/PRSC - PR-SC-00030207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6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UNO RICARDO GIANGIARDI - CPF: 340.289.66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4/2022 a 18/07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7/2022</text:p>
          </table:table-cell>
          <table:covered-table-cell/>
          <table:table-cell office:value-type="string" table:number-columns-spanned="8" table:number-rows-spanned="1" table:style-name="ce22">
            <text:p>DANIELE GALLANTI TORAL ME</text:p>
          </table:table-cell>
          <table:covered-table-cell table:number-columns-repeated="7"/>
          <table:table-cell office:value-type="string" table:number-columns-spanned="3" table:number-rows-spanned="1" table:style-name="ce21">
            <text:p>22.374.913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FORMULÁRIO SEMSG/PRR3ª - PRR3ª-00021618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8/08/2022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73" table:style-name="ro8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8-09T00:30:43Z</meta:creation-date>
    <dc:date>2022-08-09T00:30:43Z</dc:date>
  </office:meta>
</office:document-meta>
</file>